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padding="0.74mm" fo:border-left="none" fo:border-right="none" fo:border-top="none" fo:border-bottom="0.02mm solid #000000" style:join-border="false"/>
    </style:style>
    <style:style style:name="P2" style:family="paragraph" style:parent-style-name="Standard" style:master-page-name="master_5f_first_20_page">
      <style:paragraph-properties style:page-number="auto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1.07</text:p>
      <text:p text:style-name="Standard">Date: <text:date style:data-style-name="N84" text:date-value="2021-07-07T11:24:14">2021-07-07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las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last page</text:file-name></text:p>
      </style:header>
      <style:footer>
        <text:p text:style-name="Footer_20_right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25T12:15:08</meta:creation-date>
    <meta:editing-duration>P0D</meta:editing-duration>
    <meta:editing-cycles>1</meta:editing-cycles>
    <meta:generator>OpenOffice/4.1.10$Unix OpenOffice.org_project/4110m2$Build-9807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6" meta:character-count="171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